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Basic concepts</text:p>
      <text:p text:style-name="Text_20_body"><text:span text:style-name="T1">A framework bridge connects to the nGraph graph construction API</text:span></text:p>
      <text:p text:style-name="Text_20_body">To understand how a data science framework (TensorFlow &lt;tensorflow_connect&gt;, PyTorch, paddle_integ, and others) can unlock acceleration available in the nGraph Compiler, it helps to familiarize yourself with some basic concepts.</text:p>
      <text:p text:style-name="Text_20_body">We use the term bridge to describe code that connects to any nGraph device backend(s) while maintaining the framework's programmatic or user interface. We have a <text:a xlink:type="simple" xlink:href="https://github.com/tensorflow/ngraph-bridge/README.md" office:name=""><text:span text:style-name="Definition">bridge for the TensorFlow framework</text:span></text:a>. We also have a paddle_integ bridge. Intel previously contributed work to an MXNet 
bridge &lt;../project/extras/testing_latency&gt;; however, support for the MXNet bridge is no longer active.</text:p>
      <text:p text:style-name="Text_20_body"><text:a xlink:type="simple" xlink:href="http://onnx.ai/" office:name=""><text:span text:style-name="Definition">ONNX</text:span></text:a> on its own is not a framework; it can be used with nGraph's ../python_api/index to import and execute ONNX models.</text:p>
      <text:p text:style-name="Text_20_body">Because it is framework agnostic (providing opportunities to optimize at the graph level), nGraph can do the heavy lifting required by many popular workloads &lt;validated/list&gt; without any additional effort of the framework user. Optimizations that were previously available only after careful integration of a kernel or hardware-specific library are exposed via the Core graph construction API &lt;../core/constructing-graphs/index&gt;</text:p>
      <text:p text:style-name="Text_20_body">The illustration above shows how this works.</text:p>
      <text:p text:style-name="Text_20_body">While a Deep Learning (DL) framework is ultimately meant for end-use by data scientists, or for deployment in cloud container environments, nGraph's Core ops &lt;../core/overview&gt; are designed for framework builders themselves. We invite anyone working on new and novel frameworks or neural network designs to explore our highly-modularized stack of components.</text:p>
      <text:p text:style-name="Text_20_body">Please read the other/index section for other framework-agnostic configurations available to users of the nGraph Compiler stac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ic concepts</dc:title>
  </office:meta>
</office:document-meta>
</file>